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2.63cm"/>
    </style:style>
    <style:style style:name="pr2" style:family="presentation" style:parent-style-name="Обычный-outline1">
      <style:graphic-properties fo:min-height="8.88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title">
      <style:graphic-properties draw:auto-grow-height="true" fo:min-height="2.63cm"/>
    </style:style>
    <style:style style:name="pr5" style:family="presentation" style:parent-style-name="Обычный_5f_-outline1">
      <style:graphic-properties fo:min-height="8.884cm"/>
    </style:style>
    <style:style style:name="pr6" style:family="presentation" style:parent-style-name="Обычный_5f_-notes">
      <style:graphic-properties draw:fill-color="#ffffff" fo:min-height="13.364cm"/>
    </style:style>
    <style:style style:name="co1" style:family="table-column">
      <style:table-column-properties style:column-width="4.099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Таблица</text:p>
          </draw:text-box>
        </draw:frame>
        <draw:frame draw:style-name="standard" draw:layer="layout" svg:width="12.297cm" svg:height="1.87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array[0,0]</text:p>
              </table:table-cell>
              <table:table-cell>
                <text:p text:style-name="P1">array[0,1]</text:p>
              </table:table-cell>
              <table:table-cell>
                <text:p text:style-name="P1">array[0,2]</text:p>
              </table:table-cell>
            </table:table-row>
            <table:table-row table:style-name="ro1" table:default-cell-style-name="ce1">
              <table:table-cell>
                <text:p text:style-name="P1">array[1,0]</text:p>
              </table:table-cell>
              <table:table-cell>
                <text:p text:style-name="P1">array[1,1]</text:p>
              </table:table-cell>
              <table:table-cell>
                <text:p text:style-name="P1">array[1,2]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layer="layout" svg:width="12.297cm" svg:height="9.134cm" svg:x="14.313cm" svg:y="3.685cm" presentation:class="outline">
          <draw:text-box>
            <text:list text:style-name="L3">
              <text:list-item>
                <text:p>Двумерный массив представляет собой матрицу или таблицу данных</text:p>
              </text:list-item>
              <text:list-item>
                <text:p>Он индексируется переменными row, column, как array[row,column]</text:p>
              </text:list-item>
              <text:list-item>
                <text:p>Первая координата массива рисуется по вертикал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Изображение</text:p>
          </draw:text-box>
        </draw:frame>
        <draw:frame draw:style-name="standard" draw:layer="layout" svg:width="12.297cm" svg:height="1.87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array[0,0]</text:p>
              </table:table-cell>
              <table:table-cell>
                <text:p text:style-name="P1">array[1,0]</text:p>
              </table:table-cell>
              <table:table-cell>
                <text:p text:style-name="P1">array[2,0]</text:p>
              </table:table-cell>
            </table:table-row>
            <table:table-row table:style-name="ro1" table:default-cell-style-name="ce1">
              <table:table-cell>
                <text:p text:style-name="P1">array[0,1]</text:p>
              </table:table-cell>
              <table:table-cell>
                <text:p text:style-name="P1">array[1,1]</text:p>
              </table:table-cell>
              <table:table-cell>
                <text:p text:style-name="P1">array[2,1]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Двумерный массив представляет собой изображение</text:p>
              </text:list-item>
              <text:list-item>
                <text:p>Он индексируется переменными x, y, <text:s text:c="13"/>как array[x,y]</text:p>
              </text:list-item>
              <text:list-item>
                <text:p>Первая координата массива рисуется по вертикал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3T21:53:30.985000000</dc:date>
    <meta:editing-duration>PT8H11M4S</meta:editing-duration>
    <meta:editing-cycles>54</meta:editing-cycles>
    <meta:generator>LibreOffice/4.3.0.4$Windows_x86 LibreOffice_project/62ad5818884a2fc2e5780dd45466868d41009ec0</meta:generator>
    <meta:document-statistic meta:object-count="35"/>
  </office:meta>
</office:document-meta>
</file>